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A700000336FA12919C58B7C8E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73cm" svg:height="16.311cm" svg:x="4.246cm" svg:y="6.981cm">
          <draw:image xlink:href="Pictures/10000000000002A700000336FA12919C58B7C8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4:20:37.327628087</meta:creation-date>
    <dc:date>2018-04-26T14:21:04.279700555</dc:date>
    <meta:editing-duration>PT2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